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style:font-size-asian="13.1000003814697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none" fo:font-weight="bold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3pt" style:text-underline-style="none" style:font-size-asian="11.3500003814697pt" style:font-size-complex="13pt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3pt" style:text-underline-style="none" style:font-size-asian="11.3500003814697pt" style:font-size-complex="13pt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3pt" style:text-underline-style="none" style:font-size-asian="11.3500003814697pt" style:font-size-complex="13pt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3pt" style:text-underline-style="none" style:font-size-asian="11.3500003814697pt" style:font-size-complex="13pt"/>
    </style:style>
    <style:style style:name="P19" style:family="paragraph" style:parent-style-name="Standard" style:list-style-name="L5">
      <style:paragraph-properties fo:text-align="start" style:justify-single-word="false"/>
      <style:text-properties fo:font-size="13pt" style:text-underline-style="none" style:font-size-asian="11.3500003814697pt" style:font-size-complex="13pt"/>
    </style:style>
    <style:style style:name="P20" style:family="paragraph" style:parent-style-name="Standard" style:list-style-name="L6">
      <style:paragraph-properties fo:text-align="start" style:justify-single-word="false"/>
      <style:text-properties fo:font-size="13pt" style:text-underline-style="none" style:font-size-asian="11.3500003814697pt" style:font-size-complex="13pt"/>
    </style:style>
    <style:style style:name="P21" style:family="paragraph" style:parent-style-name="Standard" style:list-style-name="L7">
      <style:paragraph-properties fo:text-align="start" style:justify-single-word="false"/>
      <style:text-properties fo:font-size="13pt" style:text-underline-style="none" style:font-size-asian="11.3500003814697pt" style:font-size-complex="13pt"/>
    </style:style>
    <style:style style:name="P22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style:font-size-asian="15pt" style:font-size-complex="15pt"/>
    </style:style>
    <style:style style:name="P25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fo:font-size="13pt" style:text-underline-style="none" style:font-size-asian="11.3500003814697pt" style:font-size-complex="13pt"/>
    </style:style>
    <style:style style:name="P26" style:family="paragraph" style:parent-style-name="Standard" style:list-style-name="L3">
      <style:paragraph-properties fo:margin-left="2.501cm" fo:margin-right="0cm" fo:text-align="start" style:justify-single-word="false" fo:text-indent="-0.635cm" style:auto-text-indent="false"/>
      <style:text-properties fo:font-size="13pt" style:text-underline-style="none" style:font-size-asian="11.3500003814697pt" style:font-size-complex="13pt"/>
    </style:style>
    <style:style style:name="P27" style:family="paragraph" style:parent-style-name="Standard" style:list-style-name="L1">
      <style:paragraph-properties fo:margin-left="3.752cm" fo:margin-right="0cm" fo:text-align="start" style:justify-single-word="false" fo:text-indent="-0.635cm" style:auto-text-indent="false"/>
      <style:text-properties fo:font-size="13pt" style:text-underline-style="none" style:font-size-asian="11.3500003814697pt" style:font-size-complex="13pt"/>
    </style:style>
    <style:style style:name="P28" style:family="paragraph" style:parent-style-name="Standard" style:list-style-name="L3">
      <style:paragraph-properties fo:margin-left="3.752cm" fo:margin-right="0cm" fo:text-align="start" style:justify-single-word="false" fo:text-indent="-0.635cm" style:auto-text-indent="false"/>
      <style:text-properties fo:font-size="13pt" style:text-underline-style="none" style:font-size-asian="11.3500003814697pt" style:font-size-complex="13pt"/>
    </style:style>
    <style:style style:name="T1" style:family="text">
      <style:text-properties style:text-underline-style="none"/>
    </style:style>
    <style:style style:name="T2" style:family="text">
      <style:text-properties fo:font-size="13pt" style:text-underline-style="none" style:font-size-asian="11.3500003814697pt" style:font-size-complex="13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text-underline-style="none" style:font-size-asian="12.25pt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ildverarbeitungsprojekt - Projektplan</text:p>
      <text:p text:style-name="P1"/>
      <text:p text:style-name="P3">Ziel:<text:span text:style-name="T1"> Erkennung der Korrektheit von Körperbewegungen eines Spielers (Anwendungsbeispiel: Gymnastikübungen)</text:span></text:p>
      <text:p text:style-name="P5"/>
      <text:p text:style-name="P2">Bildverarbeitungsebene</text:p>
      <text:p text:style-name="P2"/>
      <text:list xml:id="list472739807" text:style-name="L1">
        <text:list-item>
          <text:p text:style-name="P15">Segmentierung des Spielers</text:p>
          <text:list>
            <text:list-item>
              <text:p text:style-name="P15">anhand der Farbe/Form</text:p>
            </text:list-item>
            <text:list-item>
              <text:p text:style-name="P15">Tiefeninformation ausnutzen, um den Spieler von Gegenständen hinter ihm zu abstrahieren</text:p>
            </text:list-item>
            <text:list-item>
              <text:p text:style-name="P15">Recherche!</text:p>
            </text:list-item>
            <text:list-item>
              <text:p text:style-name="P15">Es gibt einen Wrapper in libfreenect, der Tiefenbilder extrahieren kann</text:p>
            </text:list-item>
          </text:list>
        </text:list-item>
        <text:list-item>
          <text:p text:style-name="P15">Skelett anhand der Segmentierung berechnen, um die Struktur des Spielers auf ein Minimum zu reduzieren</text:p>
        </text:list-item>
        <text:list-item>
          <text:p text:style-name="P25">Recherche!</text:p>
        </text:list-item>
        <text:list-item>
          <text:p text:style-name="P27">Thinning Algorithmus</text:p>
        </text:list-item>
        <text:list-item>
          <text:p text:style-name="P27">(Extended) Distance Transform</text:p>
        </text:list-item>
        <text:list-item>
          <text:p text:style-name="P15">Anhand des Skeletts markante Punkte finden/extrahieren:</text:p>
          <text:list>
            <text:list-item>
              <text:p text:style-name="P15">etwa die Armgelenke und die Beingelenke, sowie der Kopf</text:p>
            </text:list-item>
            <text:list-item>
              <text:p text:style-name="P15">Winkel zwischen Unterarm und Oberarm etc. könnte von Nutzen sein</text:p>
            </text:list-item>
          </text:list>
        </text:list-item>
        <text:list-item>
          <text:p text:style-name="P15">Tracking der markanten Punkte, um Körperbewegungen zu erkennen/zu verfolgen</text:p>
          <text:list>
            <text:list-item>
              <text:p text:style-name="P15">Wir brauchen eine „Klassifikation“ der markanten Punkte, damit wir wissen, zu welchem Gelenk ein Punkt gehört</text:p>
            </text:list-item>
            <text:list-item>
              <text:p text:style-name="P15">Positionen der Punkte bestimmten</text:p>
            </text:list-item>
            <text:list-item>
              <text:p text:style-name="P15">Benötigt evtl. Kalibrierung der Kamera</text:p>
            </text:list-item>
          </text:list>
        </text:list-item>
      </text:list>
      <text:p text:style-name="P8"/>
      <text:p text:style-name="P2">Datensatz</text:p>
      <text:p text:style-name="P2"/>
      <text:list xml:id="list570332573" text:style-name="L2">
        <text:list-item>
          <text:p text:style-name="P16">Wenn die Bildverarbeitung soweit funktioniert brauchen wir einen Datensatz mit vorgegebenen Körperbewegungen</text:p>
        </text:list-item>
        <text:list-item>
          <text:p text:style-name="P16">Der Datensatz enthält „richtige“ Körperbewegungen</text:p>
        </text:list-item>
        <text:list-item>
          <text:p text:style-name="P16">Repräsentation? Wie wird eine Körperbewegung (anhand der markanten Punkte; Winkel etc.) beschrieben?</text:p>
        </text:list-item>
        <text:list-item>
          <text:p text:style-name="P16">Wie sehr darf die tatsächliche ausgeführte Körperbewegung des Spielers von der vorgegebenen abweichen? (→ Feature: Schwierigkeitsgrad?)</text:p>
        </text:list-item>
      </text:list>
      <text:p text:style-name="P8"/>
      <text:p text:style-name="P2"/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>Plan</text:span> </text:p>
      <text:p text:style-name="P6"/>
      <text:p text:style-name="P11"><text:span text:style-name="T3">Zwischenziel:</text:span><text:span text:style-name="T1"> Skelettierung des segmentierten Spielers</text:span></text:p>
      <text:p text:style-name="P13"/>
      <text:p text:style-name="P11">Benötigt:</text:p>
      <text:p text:style-name="P11"/>
      <text:list xml:id="list1759188485" text:style-name="L3">
        <text:list-item>
          <text:p text:style-name="P17">Entwicklung einer stabilen Spielersegmentierung</text:p>
          <text:list>
            <text:list-item>
              <text:p text:style-name="P17">stabil: Unempfindlichkeit gegenüber von Rauschen; Hintergrund mit Gegenständen heraussegmentieren, nur der Spieler wird hervorgehoben</text:p>
            </text:list-item>
            <text:list-item>
              <text:p text:style-name="P17">Segmentierung mit Tiefenbildern</text:p>
            </text:list-item>
            <text:list-item>
              <text:p text:style-name="P17">zusätzlich Segmentierung mit RGB, HSV ... und Form</text:p>
            </text:list-item>
            <text:list-item>
              <text:p text:style-name="P17">libfreenect-Wrapper ? Wie gut eignet der sich als Grundlage zur Extraktion von Tiefeninformationen?</text:p>
            </text:list-item>
          </text:list>
        </text:list-item>
        <text:list-item>
          <text:p text:style-name="P17">Skelett-Berechnung </text:p>
        </text:list-item>
        <text:list-item>
          <text:p text:style-name="P26">Welcher Algorithmus ist für diese Anwendung geeignet?</text:p>
        </text:list-item>
        <text:list-item>
          <text:p text:style-name="P28">Bis jetzt bekannte Algorithmen: Thinning, (Extended) Distance Transform, Voronoi-Diagramm</text:p>
        </text:list-item>
        <text:list-item>
          <text:p text:style-name="P26">Haar-like Features aus opencv-Tutorial für die Gesichtserkennung benutzen?</text:p>
        </text:list-item>
        <text:list-item>
          <text:p text:style-name="P26">Evtl. Optimierung des Skeletts, denn Körperteile sollten idealerweise jeweils immer nur EINE Skelettlinie besitzen</text:p>
        </text:list-item>
        <text:list-item>
          <text:p text:style-name="P26">Wie macht OpenNI die Skelettierung? Welcher Algorithmus wird benutzt? → Johannes, Christopher</text:p>
        </text:list-item>
      </text:list>
      <text:p text:style-name="P8"/>
      <text:p text:style-name="P14"><text:span text:style-name="T5">Zeitraum:</text:span><text:span text:style-name="T2"> </text:span></text:p>
      <text:p text:style-name="P8"/>
      <text:list xml:id="list1636895721" text:style-name="L4">
        <text:list-item>
          <text:p text:style-name="P18">Juni und Juli? </text:p>
        </text:list-item>
      </text:list>
      <text:p text:style-name="P8"/>
      <text:p text:style-name="P8"/>
      <text:p text:style-name="P4">Weitere Schritte: <text:span text:style-name="T6"><text:s/>werden weiter besprochen, wenn Phase 1 abgeschlossen</text:span></text:p>
      <text:p text:style-name="P4"/>
      <text:list xml:id="list1285469017" text:continue-list="list1759188485" text:style-name="L3">
        <text:list-item>
          <text:p text:style-name="P17">Wenn Skelett fertig:</text:p>
          <text:list>
            <text:list-item>
              <text:p text:style-name="P17">Bestimmung der Winkel zwischen Armen, Beinen usw. anhand der Skelettlinien für Arme, Beine etc.</text:p>
            </text:list-item>
            <text:list-item>
              <text:p text:style-name="P17">Was sind geeignete Parameter für die Beschreibung des Spieler-Skeletts?</text:p>
            </text:list-item>
            <text:list-item>
              <text:p text:style-name="P17">Wie soll das Tracking anhand der Parameter durchgeführt werden?</text:p>
            </text:list-item>
          </text:list>
        </text:list-item>
      </text:list>
      <text:list xml:id="list1225087527" text:style-name="L5">
        <text:list-item>
          <text:p text:style-name="P19">„Bahnkurve“/“Trajektorie“ der Punkte aufzeichnen: für das Tracking und Klassifizieren der Bewegung</text:p>
        </text:list-item>
        <text:list-item>
          <text:p text:style-name="P19">Erstellung eines Datensatzes</text:p>
        </text:list-item>
      </text:list>
      <text:p text:style-name="P8"/>
      <text:p text:style-name="P2">Features:</text:p>
      <text:p text:style-name="P2"/>
      <text:list xml:id="list2169586955" text:style-name="L6">
        <text:list-item>
          <text:p text:style-name="P20">Avatar des Spielers (OpenGL?):</text:p>
          <text:list>
            <text:list-item>
              <text:p text:style-name="P20">Spieler führt Übungen durch, aber anstelle des Spielers wird ein Avatar in das Kamerabild gesetzt</text:p>
            </text:list-item>
          </text:list>
        </text:list-item>
      </text:list>
      <text:p text:style-name="P8"/>
      <text:p text:style-name="P2"><text:soft-page-break/>Herausforderungen</text:p>
      <text:p text:style-name="P2"/>
      <text:p text:style-name="P12">Positionsbestimmung des Spielers</text:p>
      <text:p text:style-name="P9"/>
      <text:p text:style-name="P8"><text:span text:style-name="T7">Schwierig</text:span>: Unterschiedliche Positionen des Spielers (von der Seite, von vorne, „diagonal“)</text:p>
      <text:p text:style-name="P8"/>
      <text:p text:style-name="P8"><text:span text:style-name="T7">Lösung</text:span>: je nachdem welche „Übung“ durchgeführt werden soll, muss eine Ausgangsposition vorausgesetzt werden</text:p>
      <text:p text:style-name="P8"/>
      <text:list xml:id="list385975508" text:style-name="L7">
        <text:list-item>
          <text:p text:style-name="P21">Kalibrierung vor der Übung und bestimmen können, ob der Spieler richtig steht oder nicht</text:p>
        </text:list-item>
      </text:list>
      <text:p text:style-name="P8"/>
      <text:p text:style-name="P11">Rechnenintensivität der Anwendung</text:p>
      <text:p text:style-name="P8"/>
      <text:p text:style-name="P9">Schwierig: <text:span text:style-name="T8">Laufzeit???</text:span></text:p>
      <text:p text:style-name="P10"/>
      <text:p text:style-name="P9">Lösung: <text:span text:style-name="T8">Zeitaufwendige Berechnungen in C auslagern??</text:span></text:p>
      <text:p text:style-name="P10"><text:tab/> <text:s text:c="3"/>Optimierungen unter Python??</text:p>
      <text:p text:style-name="P10"><text:tab/> <text:s text:c="3"/>Cyth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ra </meta:initial-creator>
    <meta:creation-date>2012-05-24T08:45:52</meta:creation-date>
    <dc:date>2012-06-05T18:42:19</dc:date>
    <dc:creator>Sandra </dc:creator>
    <meta:editing-duration>PT50M9S</meta:editing-duration>
    <meta:editing-cycles>35</meta:editing-cycles>
    <meta:generator>LibreOffice/3.5$Linux_x86 LibreOffice_project/350m1$Build-2</meta:generator>
    <meta:document-statistic meta:table-count="0" meta:image-count="0" meta:object-count="0" meta:page-count="3" meta:paragraph-count="60" meta:word-count="448" meta:character-count="3374" meta:non-whitespace-character-count="3012"/>
  </office:meta>
</office:document-meta>
</file>